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on-campus-student-h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on-campus-student-h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17">
            <text:p>5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87">
            <text:p>15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on-campus-student-h" style:display-name="PageStyle_hate-crimes-on-campus-student-h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